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600000089BA313E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0000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3.5cm" svg:x="4cm" svg:y="6.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3.5cm" svg:x="10cm" svg:y="4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cm" svg:height="3.5cm" svg:x="16cm" svg:y="6.5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5cm" svg:y1="10cm" svg:x2="10cm" svg:y2="8cm">
          <text:p text:style-name="P2"/>
        </draw:line>
        <draw:line draw:style-name="gr2" draw:text-style-name="P1" draw:layer="layout" svg:x1="4.5cm" svg:y1="6.5cm" svg:x2="10cm" svg:y2="4.5cm">
          <text:p text:style-name="P2"/>
        </draw:line>
        <draw:line draw:style-name="gr2" draw:text-style-name="P1" draw:layer="layout" svg:x1="-1.5cm" svg:y1="13.5cm" svg:x2="4cm" svg:y2="10cm">
          <text:p text:style-name="P2"/>
        </draw:line>
        <draw:line draw:style-name="gr2" draw:text-style-name="P1" draw:layer="layout" svg:x1="-1.5cm" svg:y1="10cm" svg:x2="4cm" svg:y2="6.5cm">
          <text:p text:style-name="P2"/>
        </draw:line>
        <draw:frame draw:style-name="gr3" draw:text-style-name="P1" draw:layer="layout" svg:width="2.274cm" svg:height="3.624cm" svg:x="2.726cm" svg:y="11.376cm">
          <draw:image xlink:href="Pictures/100000000000005600000089BA313E4C.png" xlink:type="simple" xlink:show="embed" xlink:actuate="onLoad">
            <text:p text:style-name="P2"/>
          </draw:image>
        </draw:frame>
        <draw:frame draw:style-name="gr4" draw:text-style-name="P3" draw:layer="layout" svg:width="1.243cm" svg:height="0.983cm" svg:x="3.257cm" svg:y="15.5cm">
          <draw:text-box>
            <text:p text:style-name="P2"><text:span text:style-name="T1">i-1</text:span></text:p>
          </draw:text-box>
        </draw:frame>
        <draw:frame draw:style-name="gr3" draw:text-style-name="P1" draw:layer="layout" svg:width="2.274cm" svg:height="3.624cm" svg:x="9cm" svg:y="11.393cm">
          <draw:image xlink:href="Pictures/100000000000005600000089BA313E4C.png" xlink:type="simple" xlink:show="embed" xlink:actuate="onLoad">
            <text:p text:style-name="P2"/>
          </draw:image>
        </draw:frame>
        <draw:frame draw:style-name="gr4" draw:text-style-name="P3" draw:layer="layout" svg:width="0.68cm" svg:height="0.983cm" svg:x="9.647cm" svg:y="15.517cm">
          <draw:text-box>
            <text:p text:style-name="P2"><text:span text:style-name="T1">i</text:span></text:p>
          </draw:text-box>
        </draw:frame>
        <draw:frame draw:style-name="gr3" draw:text-style-name="P1" draw:layer="layout" svg:width="2.274cm" svg:height="3.624cm" svg:x="15cm" svg:y="11.376cm">
          <draw:image xlink:href="Pictures/100000000000005600000089BA313E4C.png" xlink:type="simple" xlink:show="embed" xlink:actuate="onLoad">
            <text:p text:style-name="P2"/>
          </draw:image>
        </draw:frame>
        <draw:frame draw:style-name="gr4" draw:text-style-name="P3" draw:layer="layout" svg:width="1.404cm" svg:height="0.983cm" svg:x="15.5cm" svg:y="15.5cm">
          <draw:text-box>
            <text:p text:style-name="P2"><text:span text:style-name="T1">i+1</text:span></text:p>
          </draw:text-box>
        </draw:frame>
        <draw:line draw:style-name="gr2" draw:text-style-name="P1" draw:layer="layout" svg:x1="16cm" svg:y1="6.5cm" svg:x2="10.5cm" svg:y2="3cm">
          <text:p text:style-name="P2"/>
        </draw:line>
        <draw:line draw:style-name="gr2" draw:text-style-name="P1" draw:layer="layout" svg:x1="16cm" svg:y1="10cm" svg:x2="10.5cm" svg:y2="6.5cm">
          <text:p text:style-name="P2"/>
        </draw:line>
        <draw:line draw:style-name="gr2" draw:text-style-name="P1" draw:layer="layout" svg:x1="22cm" svg:y1="10cm" svg:x2="16.5cm" svg:y2="6.5cm">
          <text:p text:style-name="P2"/>
        </draw:line>
        <draw:line draw:style-name="gr2" draw:text-style-name="P1" draw:layer="layout" svg:x1="22cm" svg:y1="13.5cm" svg:x2="16.5cm" svg:y2="10cm">
          <text:p text:style-name="P2"/>
        </draw:line>
        <draw:frame draw:style-name="gr4" draw:text-style-name="P3" draw:layer="layout" svg:width="5.506cm" svg:height="0.983cm" svg:x="10.5cm" svg:y="10cm">
          <draw:text-box>
            <text:p text:style-name="P2"><text:span text:style-name="T1">(increase speed)</text:span></text:p>
          </draw:text-box>
        </draw:frame>
        <draw:custom-shape draw:style-name="gr1" draw:text-style-name="P1" draw:layer="layout" svg:width="0.5cm" svg:height="3.5cm" svg:x="4cm" svg:y="20.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3.5cm" svg:x="10cm" svg:y="1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cm" svg:height="3.5cm" svg:x="16cm" svg:y="20.5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5cm" svg:y1="24cm" svg:x2="10cm" svg:y2="22.5cm">
          <text:p text:style-name="P2"/>
        </draw:line>
        <draw:line draw:style-name="gr2" draw:text-style-name="P1" draw:layer="layout" svg:x1="4.5cm" svg:y1="20.5cm" svg:x2="10cm" svg:y2="19cm">
          <text:p text:style-name="P2"/>
        </draw:line>
        <draw:line draw:style-name="gr2" draw:text-style-name="P1" draw:layer="layout" svg:x1="-1.5cm" svg:y1="27.5cm" svg:x2="4cm" svg:y2="24cm">
          <text:p text:style-name="P2"/>
        </draw:line>
        <draw:line draw:style-name="gr2" draw:text-style-name="P1" draw:layer="layout" svg:x1="-1.5cm" svg:y1="24cm" svg:x2="4cm" svg:y2="20.5cm">
          <text:p text:style-name="P2"/>
        </draw:line>
        <draw:line draw:style-name="gr5" draw:text-style-name="P1" draw:layer="layout" svg:x1="16cm" svg:y1="20.5cm" svg:x2="10.5cm" svg:y2="19cm">
          <text:p text:style-name="P2"/>
        </draw:line>
        <draw:line draw:style-name="gr5" draw:text-style-name="P1" draw:layer="layout" svg:x1="16cm" svg:y1="24cm" svg:x2="10.5cm" svg:y2="22.5cm">
          <text:p text:style-name="P2"/>
        </draw:line>
        <draw:line draw:style-name="gr2" draw:text-style-name="P1" draw:layer="layout" svg:x1="22cm" svg:y1="24cm" svg:x2="16.5cm" svg:y2="20.5cm">
          <text:p text:style-name="P2"/>
        </draw:line>
        <draw:line draw:style-name="gr2" draw:text-style-name="P1" draw:layer="layout" svg:x1="22cm" svg:y1="27.5cm" svg:x2="16.5cm" svg:y2="24cm">
          <text:p text:style-name="P2"/>
        </draw:line>
        <draw:frame draw:style-name="gr4" draw:text-style-name="P3" draw:layer="layout" svg:width="2.72cm" svg:height="0.983cm" svg:x="1.28cm" svg:y="4.017cm">
          <draw:text-box>
            <text:p text:style-name="P2"><text:span text:style-name="T1">Before:</text:span></text:p>
          </draw:text-box>
        </draw:frame>
        <draw:frame draw:style-name="gr4" draw:text-style-name="P3" draw:layer="layout" svg:width="2.174cm" svg:height="0.983cm" svg:x="1.28cm" svg:y="18.017cm">
          <draw:text-box>
            <text:p text:style-name="P2"><text:span text:style-name="T1">After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Andreas Warberg</meta:initial-creator>
    <meta:creation-date>2008-05-06T15:03:17</meta:creation-date>
    <dc:creator>Andreas Warberg</dc:creator>
    <dc:date>2008-06-05T18:30:26</dc:date>
    <meta:editing-cycles>10</meta:editing-cycles>
    <meta:editing-duration>PT39M20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